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it" fo:country="IT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language="it" fo:country="IT"/>
    </style:style>
    <style:style style:name="P6" style:parent-style-name="Standard" style:family="paragraph">
      <style:text-properties fo:language="it" fo:country="IT"/>
    </style:style>
    <style:style style:name="P7" style:parent-style-name="Standard" style:family="paragraph">
      <style:text-properties fo:language="it" fo:country="IT"/>
    </style:style>
    <style:style style:name="P8" style:parent-style-name="Standard" style:family="paragraph">
      <style:text-properties fo:language="it" fo:country="IT"/>
    </style:style>
    <style:style style:name="P9" style:parent-style-name="Standard" style:family="paragraph">
      <style:text-properties fo:language="it" fo:country="IT"/>
    </style:style>
    <style:style style:name="P10" style:parent-style-name="Standard" style:family="paragraph">
      <style:text-properties fo:language="it" fo:country="I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language="it" fo:country="IT"/>
    </style:style>
    <style:style style:name="P14" style:parent-style-name="Standard" style:family="paragraph">
      <style:text-properties fo:language="it" fo:country="IT"/>
    </style:style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language="it" fo:country="IT"/>
    </style:style>
    <style:style style:name="P23" style:parent-style-name="Standard" style:family="paragraph">
      <style:text-properties fo:language="it" fo:country="IT"/>
    </style:style>
  </office:automatic-styles>
  <office:body>
    <office:text text:use-soft-page-breaks="true">
      <text:p text:style-name="P1">SCHEDA ALLENAMENTO</text:p>
      <text:p text:style-name="P2"/>
      <text:p text:style-name="P3">Mi alleno Lunedi, Martedi, Mercoledi, Giovedi e Venerdi</text:p>
      <text:p text:style-name="P4">Giorni di riposo sono Sabato e Domenica</text:p>
      <text:p text:style-name="P5"/>
      <text:p text:style-name="P6"/>
      <text:p text:style-name="P7">LUN, MER, VEN alleno planche,front lever,dip e trazioni</text:p>
      <text:p text:style-name="P8"/>
      <text:p text:style-name="P9">MAR, GIO<text:s/>alleno gambe per pistol squat e addome</text:p>
      <text:p text:style-name="P10"/>
      <text:p text:style-name="P11">Allenamento Upper Body</text:p>
      <text:p text:style-name="P12"/>
      <text:p text:style-name="Standard">3dip-3pullup-3curl-3exttric-3vpushup-3chinup <text:s/>x5 <text:s/>(3’rec)</text:p>
      <text:p text:style-name="Standard"/>
      <text:p text:style-name="P13">SKILLS—recupero 1 minuto</text:p>
      <text:p text:style-name="P14">*Vericale e False Grip,, V-FS x5</text:p>
      <text:p text:style-name="P15"/>
      <text:p text:style-name="Standard">*Planche→<text:tab/><text:tab/>Plank lean…<text:s/><text:tab/>vedi Osvaldo</text:p>
      <text:p text:style-name="Standard"/>
      <text:p text:style-name="Standard">*Front Lever→<text:s/><text:tab/>Pull down…<text:tab/>vedi Osvaldo</text:p>
      <text:p text:style-name="P16"/>
      <text:p text:style-name="P17">Allenamento Lower<text:s/>Body</text:p>
      <text:p text:style-name="P18"/>
      <text:p text:style-name="P19"><text:s text:c="3"/></text:p>
      <text:p text:style-name="Standard">Overhead Squat 3x6</text:p>
      <text:p text:style-name="Standard">4 Pistol Squat negative(2 e 2) -4 archer squat <text:s text:c="2"/>x5</text:p>
      <text:p text:style-name="Standard"/>
      <text:p text:style-name="P20">Allenamento Addome</text:p>
      <text:p text:style-name="P21"/>
      <text:p text:style-name="Standard">L-sit<text:s/><text:tab/><text:tab/>x10s</text:p>
      <text:p text:style-name="Standard">Toes to bar<text:s/><text:tab/>x5</text:p>
      <text:p text:style-name="Standard">Barchetta<text:tab/>x30s</text:p>
      <text:p text:style-name="Standard">Arch<text:tab/><text:tab/>x30s</text:p>
      <text:p text:style-name="Standard">ABS twist<text:tab/>x5</text:p>
      <text:p text:style-name="Standard"/>
      <text:p text:style-name="P22">Obiettivo: stare sotto i 4 min(top sotto i 2 min)</text:p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berto</meta:initial-creator>
    <dc:creator>Alberto</dc:creator>
    <meta:creation-date>2017-10-20T23:40:00Z</meta:creation-date>
    <dc:date>2018-09-14T10:10:00Z</dc:date>
    <meta:template xlink:href="Normal" xlink:type="simple"/>
    <meta:editing-cycles>4</meta:editing-cycles>
    <meta:editing-duration>PT2220S</meta:editing-duration>
    <meta:document-statistic meta:page-count="1" meta:paragraph-count="1" meta:word-count="102" meta:character-count="683" meta:row-count="4" meta:non-whitespace-character-count="582"/>
  </office:meta>
</office:document-meta>
</file>